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0.571cm" style:use-optimal-column-width="false"/>
    </style:style>
    <style:style style:name="co2" style:family="table-column">
      <style:table-column-properties style:column-width="0.621cm" style:use-optimal-column-width="false"/>
    </style:style>
    <style:style style:name="co3" style:family="table-column">
      <style:table-column-properties style:column-width="1.296cm" style:use-optimal-column-width="false"/>
    </style:style>
    <style:style style:name="co4" style:family="table-column">
      <style:table-column-properties style:column-width="1.395cm" style:use-optimal-column-width="false"/>
    </style:style>
    <style:style style:name="co5" style:family="table-column">
      <style:table-column-properties style:column-width="1.323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10pt" style:font-size-asian="10pt" style:font-size-complex="10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10pt" style:font-size-asian="10pt" style:font-size-complex="10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10pt" style:font-size-asian="10pt" style:font-size-complex="1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01cm solid #000000" fo:border-top="none" fo:border-bottom="none"/>
      <style:text-properties fo:font-family="'Times New Roman'" style:font-family-generic="roman" style:font-pitch="variable" fo:font-size="10pt" style:font-size-asian="10pt" style:font-size-complex="10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'Times New Roman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4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762cm" svg:height="0.762cm" svg:x="9.404cm" svg:y="4.0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62cm" svg:height="0.762cm" svg:x="7.904cm" svg:y="7.1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10.901cm" svg:y="7.1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3.783cm" svg:height="2.999cm" svg:x="5.364cm" svg:y="2.7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3">
              <table:table-cell table:style-name="ce1">
                <text:p text:style-name="P2"><text:span text:style-name="T2">B</text:span></text:p>
              </table:table-cell>
              <table:table-cell table:style-name="ce2">
                <text:p text:style-name="P3"><text:span text:style-name="T3">C</text:span></text:p>
              </table:table-cell>
              <table:table-cell>
                <text:p text:style-name="P3"><text:span text:style-name="T2">P</text:span>(<text:span text:style-name="T2">A</text:span>=1)</text:p>
              </table:table-cell>
              <table:table-cell>
                <text:p text:style-name="P3"><text:span text:style-name="T4">P</text:span><text:span text:style-name="T3">(</text:span><text:span text:style-name="T4">A</text:span><text:span text:style-name="T3">=0)</text:span></text:p>
              </table:table-cell>
            </table:table-row>
            <table:table-row table:style-name="ro1" table:default-cell-style-name="ce4">
              <table:table-cell>
                <text:p text:style-name="P3">1</text:p>
              </table:table-cell>
              <table:table-cell table:style-name="ce5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4">
              <table:table-cell>
                <text:p text:style-name="P3">1</text:p>
              </table:table-cell>
              <table:table-cell table:style-name="ce5">
                <text:p text:style-name="P3">0</text:p>
              </table:table-cell>
              <table:table-cell>
                <text:p text:style-name="P3">0.8</text:p>
              </table:table-cell>
              <table:table-cell>
                <text:p text:style-name="P3">0.2</text:p>
              </table:table-cell>
            </table:table-row>
            <table:table-row table:style-name="ro1" table:default-cell-style-name="ce4">
              <table:table-cell>
                <text:p text:style-name="P3">0</text:p>
              </table:table-cell>
              <table:table-cell table:style-name="ce5">
                <text:p text:style-name="P3">1</text:p>
              </table:table-cell>
              <table:table-cell>
                <text:p text:style-name="P3">0.2</text:p>
              </table:table-cell>
              <table:table-cell>
                <text:p text:style-name="P3">0.8</text:p>
              </table:table-cell>
            </table:table-row>
            <table:table-row table:style-name="ro1" table:default-cell-style-name="ce4">
              <table:table-cell>
                <text:p text:style-name="P3">0</text:p>
              </table:table-cell>
              <table:table-cell table:style-name="ce5"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4" draw:layer="layout" draw:type="line" svg:x1="8.285cm" svg:y1="7.11cm" svg:x2="9.785cm" svg:y2="4.772cm" draw:start-shape="id1" draw:start-glue-point="4" draw:end-shape="id2" draw:end-glue-point="8" svg:d="M8285 7110l1500-2338">
          <text:p/>
        </draw:connector>
        <draw:connector draw:style-name="gr2" draw:text-style-name="P4" draw:layer="layout" draw:type="line" svg:x1="11.282cm" svg:y1="7.11cm" svg:x2="9.785cm" svg:y2="4.772cm" draw:start-shape="id3" draw:start-glue-point="4" draw:end-shape="id2" draw:end-glue-point="8" svg:d="M11282 7110l-1497-2338">
          <text:p/>
        </draw:connector>
        <draw:frame draw:style-name="standard" draw:layer="layout" svg:width="2.717cm" svg:height="1.199cm" svg:x="6.267cm" svg:y="8.0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5"><text:span text:style-name="T2">P</text:span>(<text:span text:style-name="T2">B</text:span>=1)</text:p>
              </table:table-cell>
              <table:table-cell>
                <text:p text:style-name="P5"><text:span text:style-name="T2">P</text:span>(<text:span text:style-name="T2">B</text:span>=0)</text:p>
              </table:table-cell>
            </table:table-row>
            <table:table-row table:style-name="ro1" table:default-cell-style-name="ce7">
              <table:table-cell>
                <text:p text:style-name="P5">0.5</text:p>
              </table:table-cell>
              <table:table-cell>
                <text:p text:style-name="P5">0.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17cm" svg:height="1.199cm" svg:x="10.568cm" svg:y="8.0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5"><text:span text:style-name="T2">P</text:span>(<text:span text:style-name="T2">C</text:span>=1)</text:p>
              </table:table-cell>
              <table:table-cell>
                <text:p text:style-name="P5"><text:span text:style-name="T2">P</text:span>(<text:span text:style-name="T2">C</text:span>=0)</text:p>
              </table:table-cell>
            </table:table-row>
            <table:table-row table:style-name="ro1" table:default-cell-style-name="ce7">
              <table:table-cell>
                <text:p text:style-name="P5">0.5</text:p>
              </table:table-cell>
              <table:table-cell>
                <text:p text:style-name="P5">0.5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4" draw:layer="layout" svg:x1="5.318cm" svg:y1="6.207cm" svg:x2="13.573cm" svg:y2="6.207cm">
          <text:p/>
        </draw:line>
        <draw:frame draw:style-name="gr4" draw:text-style-name="P7" draw:layer="layout" svg:width="1.797cm" svg:height="0.645cm" svg:x="12.022cm" svg:y="5.202cm">
          <draw:text-box>
            <text:p text:style-name="P6"><text:span text:style-name="T5">Depth=1</text:span></text:p>
          </draw:text-box>
        </draw:frame>
        <draw:frame draw:style-name="gr4" draw:text-style-name="P7" draw:layer="layout" svg:width="1.797cm" svg:height="0.645cm" svg:x="12.023cm" svg:y="6.503cm">
          <draw:text-box>
            <text:p text:style-name="P6"><text:span text:style-name="T5">Depth=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20T18:33:11.81</meta:creation-date>
    <dc:date>2014-11-20T19:12:22.40</dc:date>
    <dc:creator>Loc Nguyen</dc:creator>
    <meta:editing-duration>PT39M6S</meta:editing-duration>
    <meta:editing-cycles>12</meta:editing-cycles>
    <meta:generator>OpenOffice/4.1.0$Win32 OpenOffice.org_project/410m18$Build-9764</meta:generator>
    <meta:document-statistic meta:object-count="11"/>
  </office:meta>
</office:document-meta>
</file>